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t0_quadruples" table:style-name="ta1">
        <table:shapes>
          <draw:frame draw:z-index="0" draw:style-name="gr1" draw:text-style-name="P1" svg:width="751.18pt" svg:height="328.54pt" svg:x="204.89pt" svg:y="2673.07pt">
            <loext:p draw:notify-on-update-of-ranges="set0_quadruples.A412:set0_quadruples.A511 set0_quadruples.B412:set0_quadruples.B511 set0_quadruples.C412:set0_quadruples.C5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16.68pt" svg:height="276.63pt" svg:x="153.13pt" svg:y="2332.43pt">
            <loext:p draw:notify-on-update-of-ranges="set0_quadruples.A106:set0_quadruples.A205 set0_quadruples.B106:set0_quadruples.B205 set0_quadruples.C106:set0_quadruples.C2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outinterval</text:p>
          </table:table-cell>
          <table:table-cell office:value-type="string" calcext:value-type="string">
            <text:p>samplertt</text:p>
          </table:table-cell>
          <table:table-cell office:value-type="string" calcext:value-type="string">
            <text:p>retransmission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4.972" calcext:value-type="float">
            <text:p>1024.972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9.043" calcext:value-type="float">
            <text:p>979.043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6.472" calcext:value-type="float">
            <text:p>966.472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5.092" calcext:value-type="float">
            <text:p>915.092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1.127" calcext:value-type="float">
            <text:p>861.127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2.022" calcext:value-type="float">
            <text:p>822.022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87.21" calcext:value-type="float">
            <text:p>787.21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52.494" calcext:value-type="float">
            <text:p>752.494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0.319" calcext:value-type="float">
            <text:p>710.319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1.083" calcext:value-type="float">
            <text:p>761.083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1.968" calcext:value-type="float">
            <text:p>831.968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74.026" calcext:value-type="float">
            <text:p>974.026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18.076" calcext:value-type="float">
            <text:p>918.076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52.985" calcext:value-type="float">
            <text:p>952.985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9.49" calcext:value-type="float">
            <text:p>1029.49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80.303" calcext:value-type="float">
            <text:p>1180.303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8.943" calcext:value-type="float">
            <text:p>1188.943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7.707" calcext:value-type="float">
            <text:p>1157.707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59.86" calcext:value-type="float">
            <text:p>1159.86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2.763" calcext:value-type="float">
            <text:p>1152.763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.26" calcext:value-type="float">
            <text:p>1111.26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36.922" calcext:value-type="float">
            <text:p>1036.922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5.27" calcext:value-type="float">
            <text:p>985.27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8.569" calcext:value-type="float">
            <text:p>928.569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94.044" calcext:value-type="float">
            <text:p>894.044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63.348" calcext:value-type="float">
            <text:p>863.348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32.363" calcext:value-type="float">
            <text:p>832.363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8.7" calcext:value-type="float">
            <text:p>1008.7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5.997" calcext:value-type="float">
            <text:p>1265.997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5.09" calcext:value-type="float">
            <text:p>1605.09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11.268" calcext:value-type="float">
            <text:p>2111.268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99.073" calcext:value-type="float">
            <text:p>2299.073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29.238" calcext:value-type="float">
            <text:p>2129.238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94.26" calcext:value-type="float">
            <text:p>2094.26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39.85" calcext:value-type="float">
            <text:p>2139.85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34.412" calcext:value-type="float">
            <text:p>2134.412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66.263" calcext:value-type="float">
            <text:p>2166.263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46.414" calcext:value-type="float">
            <text:p>2646.414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27.992" calcext:value-type="float">
            <text:p>2627.992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71.04" calcext:value-type="float">
            <text:p>2471.04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74.789" calcext:value-type="float">
            <text:p>2374.789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05.149" calcext:value-type="float">
            <text:p>2305.149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98.957" calcext:value-type="float">
            <text:p>2398.957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93.819" calcext:value-type="float">
            <text:p>2293.819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89.704" calcext:value-type="float">
            <text:p>2289.704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93.532" calcext:value-type="float">
            <text:p>2193.532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84.469" calcext:value-type="float">
            <text:p>2084.469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78.614" calcext:value-type="float">
            <text:p>2478.614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54.382" calcext:value-type="float">
            <text:p>2954.382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46.161" calcext:value-type="float">
            <text:p>3546.161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48.974" calcext:value-type="float">
            <text:p>4348.974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431.219" calcext:value-type="float">
            <text:p>5431.219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961.44" calcext:value-type="float">
            <text:p>5961.44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804.126" calcext:value-type="float">
            <text:p>5804.126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19.108" calcext:value-type="float">
            <text:p>5419.108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26.148" calcext:value-type="float">
            <text:p>5226.148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20.314" calcext:value-type="float">
            <text:p>5020.314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24.562" calcext:value-type="float">
            <text:p>5024.562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75.663" calcext:value-type="float">
            <text:p>4775.663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79.548" calcext:value-type="float">
            <text:p>4479.548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484.053" calcext:value-type="float">
            <text:p>4484.053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42.258" calcext:value-type="float">
            <text:p>4442.258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74.591" calcext:value-type="float">
            <text:p>4374.591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53.877" calcext:value-type="float">
            <text:p>4353.877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50.989" calcext:value-type="float">
            <text:p>4250.989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001.484" calcext:value-type="float">
            <text:p>4001.484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89.794" calcext:value-type="float">
            <text:p>4089.794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99.042" calcext:value-type="float">
            <text:p>3999.042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40.696" calcext:value-type="float">
            <text:p>3940.696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12.733" calcext:value-type="float">
            <text:p>3712.733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97.135" calcext:value-type="float">
            <text:p>3597.135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98.177" calcext:value-type="float">
            <text:p>3498.177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55.336" calcext:value-type="float">
            <text:p>3455.336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18.289" calcext:value-type="float">
            <text:p>3518.289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97.076" calcext:value-type="float">
            <text:p>3597.076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88.036" calcext:value-type="float">
            <text:p>3588.036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579.024" calcext:value-type="float">
            <text:p>3579.024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21.115" calcext:value-type="float">
            <text:p>3321.115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262.771" calcext:value-type="float">
            <text:p>3262.771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03.863" calcext:value-type="float">
            <text:p>3203.863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83.554" calcext:value-type="float">
            <text:p>3183.554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49.328" calcext:value-type="float">
            <text:p>3049.328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53" calcext:value-type="float">
            <text:p>3053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77.579" calcext:value-type="float">
            <text:p>2977.579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82.316" calcext:value-type="float">
            <text:p>2882.316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19.728" calcext:value-type="float">
            <text:p>2719.728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43.05" calcext:value-type="float">
            <text:p>2543.05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77.031" calcext:value-type="float">
            <text:p>2377.031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43.253" calcext:value-type="float">
            <text:p>2243.253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03.468" calcext:value-type="float">
            <text:p>2203.468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50.754" calcext:value-type="float">
            <text:p>2150.754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62.006" calcext:value-type="float">
            <text:p>2162.006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26.104" calcext:value-type="float">
            <text:p>2226.104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73.717" calcext:value-type="float">
            <text:p>2273.717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1.933" calcext:value-type="float">
            <text:p>2251.933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20.902" calcext:value-type="float">
            <text:p>2220.902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80.236" calcext:value-type="float">
            <text:p>2180.236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6.498" calcext:value-type="float">
            <text:p>2016.498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73.869" calcext:value-type="float">
            <text:p>1873.869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93.56" calcext:value-type="float">
            <text:p>1793.56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3.892" calcext:value-type="float">
            <text:p>963.892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8.535" calcext:value-type="float">
            <text:p>898.535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80.976" calcext:value-type="float">
            <text:p>880.976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6.508" calcext:value-type="float">
            <text:p>806.508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3.195" calcext:value-type="float">
            <text:p>723.195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75.386" calcext:value-type="float">
            <text:p>675.386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8.854" calcext:value-type="float">
            <text:p>648.854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10.838" calcext:value-type="float">
            <text:p>610.838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1.171" calcext:value-type="float">
            <text:p>561.171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1.743" calcext:value-type="float">
            <text:p>681.743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0.264" calcext:value-type="float">
            <text:p>820.264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8.79" calcext:value-type="float">
            <text:p>1068.79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1.7" calcext:value-type="float">
            <text:p>931.7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79.873" calcext:value-type="float">
            <text:p>979.873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9.186" calcext:value-type="float">
            <text:p>1099.186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40.315" calcext:value-type="float">
            <text:p>1340.315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00.259" calcext:value-type="float">
            <text:p>1300.259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25.191" calcext:value-type="float">
            <text:p>1225.191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8.324" calcext:value-type="float">
            <text:p>1238.324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8.291" calcext:value-type="float">
            <text:p>1228.291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39.404" calcext:value-type="float">
            <text:p>1139.404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84.558" calcext:value-type="float">
            <text:p>984.558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1.126" calcext:value-type="float">
            <text:p>891.126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2.661" calcext:value-type="float">
            <text:p>802.661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1.196" calcext:value-type="float">
            <text:p>761.196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39.176" calcext:value-type="float">
            <text:p>739.176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3.291" calcext:value-type="float">
            <text:p>713.291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1.892" calcext:value-type="float">
            <text:p>1051.892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2.341" calcext:value-type="float">
            <text:p>1492.341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9.382" calcext:value-type="float">
            <text:p>2029.382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11.328" calcext:value-type="float">
            <text:p>2811.328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41.717" calcext:value-type="float">
            <text:p>2941.717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39.766" calcext:value-type="float">
            <text:p>2439.766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67.872" calcext:value-type="float">
            <text:p>2267.872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76.714" calcext:value-type="float">
            <text:p>2276.714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02.724" calcext:value-type="float">
            <text:p>2202.724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13.855" calcext:value-type="float">
            <text:p>2213.855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37.198" calcext:value-type="float">
            <text:p>3037.198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68.436" calcext:value-type="float">
            <text:p>2868.436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3.088" calcext:value-type="float">
            <text:p>2503.088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88.937" calcext:value-type="float">
            <text:p>2288.937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98.141" calcext:value-type="float">
            <text:p>2198.141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64.673" calcext:value-type="float">
            <text:p>2364.673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78.291" calcext:value-type="float">
            <text:p>2178.291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44.204" calcext:value-type="float">
            <text:p>2244.204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79.524" calcext:value-type="float">
            <text:p>2079.524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98.565" calcext:value-type="float">
            <text:p>1898.565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30.002" calcext:value-type="float">
            <text:p>2630.002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16.77" calcext:value-type="float">
            <text:p>3416.77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25.881" calcext:value-type="float">
            <text:p>4325.881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524.702" calcext:value-type="float">
            <text:p>5524.702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12.723" calcext:value-type="float">
            <text:p>7112.723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60.664" calcext:value-type="float">
            <text:p>7560.664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783.158" calcext:value-type="float">
            <text:p>6783.158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88.4" calcext:value-type="float">
            <text:p>5788.4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79" calcext:value-type="float">
            <text:p>5379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88.506" calcext:value-type="float">
            <text:p>4988.506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930.97" calcext:value-type="float">
            <text:p>4930.97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92.587" calcext:value-type="float">
            <text:p>4492.587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82.54" calcext:value-type="float">
            <text:p>3982.54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55.953" calcext:value-type="float">
            <text:p>4055.953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30.182" calcext:value-type="float">
            <text:p>4030.182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67.463" calcext:value-type="float">
            <text:p>4067.463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188.149" calcext:value-type="float">
            <text:p>4188.149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84.437" calcext:value-type="float">
            <text:p>4084.437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21.068" calcext:value-type="float">
            <text:p>3621.068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825.614" calcext:value-type="float">
            <text:p>3825.614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63.31" calcext:value-type="float">
            <text:p>3763.31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67.94" calcext:value-type="float">
            <text:p>3767.94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61.217" calcext:value-type="float">
            <text:p>3361.217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252.119" calcext:value-type="float">
            <text:p>3252.119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76.837" calcext:value-type="float">
            <text:p>3176.837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23.968" calcext:value-type="float">
            <text:p>3223.968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95.857" calcext:value-type="float">
            <text:p>3495.857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58.76" calcext:value-type="float">
            <text:p>3758.76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778.144" calcext:value-type="float">
            <text:p>3778.144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793.344" calcext:value-type="float">
            <text:p>3793.344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24.731" calcext:value-type="float">
            <text:p>3224.731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188.723" calcext:value-type="float">
            <text:p>3188.723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45.751" calcext:value-type="float">
            <text:p>3145.751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88.742" calcext:value-type="float">
            <text:p>3188.742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52.136" calcext:value-type="float">
            <text:p>2952.136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58.676" calcext:value-type="float">
            <text:p>3058.676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58.219" calcext:value-type="float">
            <text:p>2958.219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16.74" calcext:value-type="float">
            <text:p>2816.74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27.604" calcext:value-type="float">
            <text:p>2527.604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31.266" calcext:value-type="float">
            <text:p>2231.266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82.723" calcext:value-type="float">
            <text:p>1982.723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07.973" calcext:value-type="float">
            <text:p>1807.973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72.352" calcext:value-type="float">
            <text:p>1872.352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80.334" calcext:value-type="float">
            <text:p>1880.334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1.478" calcext:value-type="float">
            <text:p>2021.478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6.048" calcext:value-type="float">
            <text:p>2256.048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15.177" calcext:value-type="float">
            <text:p>2415.177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89.457" calcext:value-type="float">
            <text:p>2389.457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44.45" calcext:value-type="float">
            <text:p>2344.45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81.308" calcext:value-type="float">
            <text:p>2281.308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36.974" calcext:value-type="float">
            <text:p>1936.974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80.565" calcext:value-type="float">
            <text:p>1680.565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92.444" calcext:value-type="float">
            <text:p>1592.444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26.956" calcext:value-type="float">
            <text:p>926.956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8.383" calcext:value-type="float">
            <text:p>848.383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34.58" calcext:value-type="float">
            <text:p>834.58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3.74" calcext:value-type="float">
            <text:p>743.74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41.051" calcext:value-type="float">
            <text:p>641.051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98.102" calcext:value-type="float">
            <text:p>598.102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0.506" calcext:value-type="float">
            <text:p>590.506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3.778" calcext:value-type="float">
            <text:p>553.778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0.307" calcext:value-type="float">
            <text:p>500.307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94.863" calcext:value-type="float">
            <text:p>694.863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86.18" calcext:value-type="float">
            <text:p>886.18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4.99" calcext:value-type="float">
            <text:p>1214.99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53.776" calcext:value-type="float">
            <text:p>953.776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8.637" calcext:value-type="float">
            <text:p>1008.637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3.334" calcext:value-type="float">
            <text:p>1163.334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79.439" calcext:value-type="float">
            <text:p>1479.439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58.519" calcext:value-type="float">
            <text:p>1358.519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31.683" calcext:value-type="float">
            <text:p>1231.683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61.796" calcext:value-type="float">
            <text:p>1261.796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9.827" calcext:value-type="float">
            <text:p>1249.827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4.92" calcext:value-type="float">
            <text:p>1114.92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92.266" calcext:value-type="float">
            <text:p>892.266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5.122" calcext:value-type="float">
            <text:p>785.122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.873" calcext:value-type="float">
            <text:p>692.873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69.9" calcext:value-type="float">
            <text:p>669.9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74.188" calcext:value-type="float">
            <text:p>674.188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62.247" calcext:value-type="float">
            <text:p>662.247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7.368" calcext:value-type="float">
            <text:p>1167.368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53.065" calcext:value-type="float">
            <text:p>1753.065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18.582" calcext:value-type="float">
            <text:p>2418.582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83.388" calcext:value-type="float">
            <text:p>3383.388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29.345" calcext:value-type="float">
            <text:p>3329.345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30.25" calcext:value-type="float">
            <text:p>2430.25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63.828" calcext:value-type="float">
            <text:p>2163.828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96.638" calcext:value-type="float">
            <text:p>2196.638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01.236" calcext:value-type="float">
            <text:p>2101.236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38.247" calcext:value-type="float">
            <text:p>2138.247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39.082" calcext:value-type="float">
            <text:p>3339.082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55.616" calcext:value-type="float">
            <text:p>2955.616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79.24" calcext:value-type="float">
            <text:p>2379.24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97.641" calcext:value-type="float">
            <text:p>2097.641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46.693" calcext:value-type="float">
            <text:p>2046.693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29.369" calcext:value-type="float">
            <text:p>2329.369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70.699" calcext:value-type="float">
            <text:p>2070.699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32.548" calcext:value-type="float">
            <text:p>2232.548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98.044" calcext:value-type="float">
            <text:p>1998.044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61.493" calcext:value-type="float">
            <text:p>1761.493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58.386" calcext:value-type="float">
            <text:p>2858.386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89.43" calcext:value-type="float">
            <text:p>3889.43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96.425" calcext:value-type="float">
            <text:p>4996.425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437.262" calcext:value-type="float">
            <text:p>6437.262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335.819" calcext:value-type="float">
            <text:p>8335.819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453.008" calcext:value-type="float">
            <text:p>8453.008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920.582" calcext:value-type="float">
            <text:p>6920.582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386.932" calcext:value-type="float">
            <text:p>5386.932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57.804" calcext:value-type="float">
            <text:p>4957.804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59.698" calcext:value-type="float">
            <text:p>4559.698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97.21" calcext:value-type="float">
            <text:p>4597.21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82.807" calcext:value-type="float">
            <text:p>4082.807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77.108" calcext:value-type="float">
            <text:p>3477.108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746.837" calcext:value-type="float">
            <text:p>3746.837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99.49" calcext:value-type="float">
            <text:p>3799.49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976.723" calcext:value-type="float">
            <text:p>3976.723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234.445" calcext:value-type="float">
            <text:p>4234.445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91.833" calcext:value-type="float">
            <text:p>4091.833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91.008" calcext:value-type="float">
            <text:p>3391.008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750.514" calcext:value-type="float">
            <text:p>3750.514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11.798" calcext:value-type="float">
            <text:p>3711.798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69.252" calcext:value-type="float">
            <text:p>3769.252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61.685" calcext:value-type="float">
            <text:p>3161.685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89.975" calcext:value-type="float">
            <text:p>3089.975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56.041" calcext:value-type="float">
            <text:p>3056.041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98.272" calcext:value-type="float">
            <text:p>3198.272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659.813" calcext:value-type="float">
            <text:p>3659.813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42.54" calcext:value-type="float">
            <text:p>4042.54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04.136" calcext:value-type="float">
            <text:p>4004.136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82.568" calcext:value-type="float">
            <text:p>3982.568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59.079" calcext:value-type="float">
            <text:p>3059.079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95.479" calcext:value-type="float">
            <text:p>3095.479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94.151" calcext:value-type="float">
            <text:p>3094.151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12.53" calcext:value-type="float">
            <text:p>3212.53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65.276" calcext:value-type="float">
            <text:p>2865.276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95.112" calcext:value-type="float">
            <text:p>3095.112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56.667" calcext:value-type="float">
            <text:p>2956.667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67.14" calcext:value-type="float">
            <text:p>2767.14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61.86" calcext:value-type="float">
            <text:p>2361.86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4.006" calcext:value-type="float">
            <text:p>1984.006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06.695" calcext:value-type="float">
            <text:p>1706.695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45.193" calcext:value-type="float">
            <text:p>1545.193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57.872" calcext:value-type="float">
            <text:p>1757.872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8.09" calcext:value-type="float">
            <text:p>1828.09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84.914" calcext:value-type="float">
            <text:p>2084.914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48.6" calcext:value-type="float">
            <text:p>2448.6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50.785" calcext:value-type="float">
            <text:p>2650.785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50.457" calcext:value-type="float">
            <text:p>2550.457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48.29" calcext:value-type="float">
            <text:p>2448.29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9.176" calcext:value-type="float">
            <text:p>2339.176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05.178" calcext:value-type="float">
            <text:p>1805.178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74.469" calcext:value-type="float">
            <text:p>1474.469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1.66" calcext:value-type="float">
            <text:p>1431.66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8.252" calcext:value-type="float">
            <text:p>488.252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1.946" calcext:value-type="float">
            <text:p>441.946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7.237" calcext:value-type="float">
            <text:p>657.237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06.529" calcext:value-type="float">
            <text:p>606.529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10.031" calcext:value-type="float">
            <text:p>610.031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11.876" calcext:value-type="float">
            <text:p>611.876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89.209" calcext:value-type="float">
            <text:p>589.209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7.625" calcext:value-type="float">
            <text:p>587.625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6.074" calcext:value-type="float">
            <text:p>546.074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9.13" calcext:value-type="float">
            <text:p>709.13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4.56" calcext:value-type="float">
            <text:p>844.56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5.12" calcext:value-type="float">
            <text:p>1085.12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3.659" calcext:value-type="float">
            <text:p>1033.659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3.013" calcext:value-type="float">
            <text:p>1003.013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3.676" calcext:value-type="float">
            <text:p>1073.676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6.38" calcext:value-type="float">
            <text:p>1286.38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8.637" calcext:value-type="float">
            <text:p>1158.637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0.675" calcext:value-type="float">
            <text:p>1200.675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4.051" calcext:value-type="float">
            <text:p>1204.051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6.619" calcext:value-type="float">
            <text:p>1126.619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75.9" calcext:value-type="float">
            <text:p>975.9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6.673" calcext:value-type="float">
            <text:p>926.673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5.287" calcext:value-type="float">
            <text:p>905.287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9.995" calcext:value-type="float">
            <text:p>809.995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2.081" calcext:value-type="float">
            <text:p>792.081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48.599" calcext:value-type="float">
            <text:p>748.599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7.633" calcext:value-type="float">
            <text:p>697.633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58.796" calcext:value-type="float">
            <text:p>1158.796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14.28" calcext:value-type="float">
            <text:p>1614.28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88.033" calcext:value-type="float">
            <text:p>2088.033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83.643" calcext:value-type="float">
            <text:p>2783.643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53.714" calcext:value-type="float">
            <text:p>2553.714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89.094" calcext:value-type="float">
            <text:p>2489.094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90.112" calcext:value-type="float">
            <text:p>2190.112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3.48" calcext:value-type="float">
            <text:p>2063.48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63.528" calcext:value-type="float">
            <text:p>1863.528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18.739" calcext:value-type="float">
            <text:p>1818.739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94.914" calcext:value-type="float">
            <text:p>2794.914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46.318" calcext:value-type="float">
            <text:p>2546.318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5.572" calcext:value-type="float">
            <text:p>2505.572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44.288" calcext:value-type="float">
            <text:p>2244.288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15.718" calcext:value-type="float">
            <text:p>2215.718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61.753" calcext:value-type="float">
            <text:p>2461.753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16.303" calcext:value-type="float">
            <text:p>2316.303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78.835" calcext:value-type="float">
            <text:p>2278.835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3.445" calcext:value-type="float">
            <text:p>2003.445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78.811" calcext:value-type="float">
            <text:p>1778.811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46.404" calcext:value-type="float">
            <text:p>2846.404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44.216" calcext:value-type="float">
            <text:p>3644.216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96.358" calcext:value-type="float">
            <text:p>4396.358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72.065" calcext:value-type="float">
            <text:p>5372.065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680.803" calcext:value-type="float">
            <text:p>6680.803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81.167" calcext:value-type="float">
            <text:p>6381.167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954.311" calcext:value-type="float">
            <text:p>5954.311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96.319" calcext:value-type="float">
            <text:p>5796.319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00.194" calcext:value-type="float">
            <text:p>5600.194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115.048" calcext:value-type="float">
            <text:p>5115.048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64.779" calcext:value-type="float">
            <text:p>5264.779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68.293" calcext:value-type="float">
            <text:p>4768.293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59.613" calcext:value-type="float">
            <text:p>4159.613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53.034" calcext:value-type="float">
            <text:p>4353.034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29.385" calcext:value-type="float">
            <text:p>4229.385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14.249" calcext:value-type="float">
            <text:p>4214.249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70.66" calcext:value-type="float">
            <text:p>4070.66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79.453" calcext:value-type="float">
            <text:p>3679.453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32.869" calcext:value-type="float">
            <text:p>3632.869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48.476" calcext:value-type="float">
            <text:p>4148.476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40.424" calcext:value-type="float">
            <text:p>3940.424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95.271" calcext:value-type="float">
            <text:p>3695.271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10.477" calcext:value-type="float">
            <text:p>3410.477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07.959" calcext:value-type="float">
            <text:p>3107.959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61.193" calcext:value-type="float">
            <text:p>2861.193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27.265" calcext:value-type="float">
            <text:p>2727.265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44.573" calcext:value-type="float">
            <text:p>2744.573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00.183" calcext:value-type="float">
            <text:p>2700.183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60.966" calcext:value-type="float">
            <text:p>2460.966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71.02" calcext:value-type="float">
            <text:p>2271.02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62.713" calcext:value-type="float">
            <text:p>2562.713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47.21" calcext:value-type="float">
            <text:p>2347.21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52.572" calcext:value-type="float">
            <text:p>2152.572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43.663" calcext:value-type="float">
            <text:p>2043.663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66.349" calcext:value-type="float">
            <text:p>1866.349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50.707" calcext:value-type="float">
            <text:p>1850.707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60.891" calcext:value-type="float">
            <text:p>1660.891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83.176" calcext:value-type="float">
            <text:p>1483.176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95.516" calcext:value-type="float">
            <text:p>1495.516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38.641" calcext:value-type="float">
            <text:p>1538.641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31.925" calcext:value-type="float">
            <text:p>1531.925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98.49" calcext:value-type="float">
            <text:p>1598.49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97.331" calcext:value-type="float">
            <text:p>1597.331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16.612" calcext:value-type="float">
            <text:p>1516.612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25.095" calcext:value-type="float">
            <text:p>1525.095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64.801" calcext:value-type="float">
            <text:p>1564.801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09.135" calcext:value-type="float">
            <text:p>1509.135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21.027" calcext:value-type="float">
            <text:p>1321.027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67.356" calcext:value-type="float">
            <text:p>1167.356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6.763" calcext:value-type="float">
            <text:p>1036.763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80.738" calcext:value-type="float">
            <text:p>1180.738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69.513" calcext:value-type="float">
            <text:p>1169.513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1.92" calcext:value-type="float">
            <text:p>1041.92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 = 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6.518" calcext:value-type="float">
            <text:p>646.518</text:p>
          </table:table-cell>
          <table:table-cell office:value-type="float" office:value="298.217" calcext:value-type="float">
            <text:p>298.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1.631" calcext:value-type="float">
            <text:p>581.631</text:p>
          </table:table-cell>
          <table:table-cell office:value-type="float" office:value="477.147" calcext:value-type="float">
            <text:p>477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17.799" calcext:value-type="float">
            <text:p>717.799</text:p>
          </table:table-cell>
          <table:table-cell office:value-type="float" office:value="334.003" calcext:value-type="float">
            <text:p>334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43.278" calcext:value-type="float">
            <text:p>643.278</text:p>
          </table:table-cell>
          <table:table-cell office:value-type="float" office:value="402.623" calcext:value-type="float">
            <text:p>402.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5.663" calcext:value-type="float">
            <text:p>635.663</text:p>
          </table:table-cell>
          <table:table-cell office:value-type="float" office:value="417.631" calcext:value-type="float">
            <text:p>417.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35.576" calcext:value-type="float">
            <text:p>635.576</text:p>
          </table:table-cell>
          <table:table-cell office:value-type="float" office:value="337.555" calcext:value-type="float">
            <text:p>337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00.333" calcext:value-type="float">
            <text:p>600.333</text:p>
          </table:table-cell>
          <table:table-cell office:value-type="float" office:value="407.984" calcext:value-type="float">
            <text:p>407.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93.227" calcext:value-type="float">
            <text:p>593.227</text:p>
          </table:table-cell>
          <table:table-cell office:value-type="float" office:value="391.646" calcext:value-type="float">
            <text:p>391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7.231" calcext:value-type="float">
            <text:p>557.231</text:p>
          </table:table-cell>
          <table:table-cell office:value-type="float" office:value="532.502" calcext:value-type="float">
            <text:p>532.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2.705" calcext:value-type="float">
            <text:p>702.705</text:p>
          </table:table-cell>
          <table:table-cell office:value-type="float" office:value="589.444" calcext:value-type="float">
            <text:p>589.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5.072" calcext:value-type="float">
            <text:p>845.072</text:p>
          </table:table-cell>
          <table:table-cell office:value-type="float" office:value="735.963" calcext:value-type="float">
            <text:p>735.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92.325" calcext:value-type="float">
            <text:p>1092.325</text:p>
          </table:table-cell>
          <table:table-cell office:value-type="float" office:value="478.376" calcext:value-type="float">
            <text:p>478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0.527" calcext:value-type="float">
            <text:p>990.527</text:p>
          </table:table-cell>
          <table:table-cell office:value-type="float" office:value="613.758" calcext:value-type="float">
            <text:p>613.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2.949" calcext:value-type="float">
            <text:p>992.949</text:p>
          </table:table-cell>
          <table:table-cell office:value-type="float" office:value="701.885" calcext:value-type="float">
            <text:p>701.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0.772" calcext:value-type="float">
            <text:p>1080.772</text:p>
          </table:table-cell>
          <table:table-cell office:value-type="float" office:value="857.66" calcext:value-type="float">
            <text:p>857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01.21" calcext:value-type="float">
            <text:p>1301.21</text:p>
          </table:table-cell>
          <table:table-cell office:value-type="float" office:value="694.801" calcext:value-type="float">
            <text:p>694.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93.91" calcext:value-type="float">
            <text:p>1193.91</text:p>
          </table:table-cell>
          <table:table-cell office:value-type="float" office:value="451.621" calcext:value-type="float">
            <text:p>451.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18.29" calcext:value-type="float">
            <text:p>1218.29</text:p>
          </table:table-cell>
          <table:table-cell office:value-type="float" office:value="352.683" calcext:value-type="float">
            <text:p>352.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8.293" calcext:value-type="float">
            <text:p>1258.293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1.928" calcext:value-type="float">
            <text:p>1231.928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4.686" calcext:value-type="float">
            <text:p>1114.686</text:p>
          </table:table-cell>
          <table:table-cell office:value-type="float" office:value="488.853" calcext:value-type="float">
            <text:p>488.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75.133" calcext:value-type="float">
            <text:p>975.133</text:p>
          </table:table-cell>
          <table:table-cell office:value-type="float" office:value="520.675" calcext:value-type="float">
            <text:p>52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6.018" calcext:value-type="float">
            <text:p>906.018</text:p>
          </table:table-cell>
          <table:table-cell office:value-type="float" office:value="486.956" calcext:value-type="float">
            <text:p>486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1.596" calcext:value-type="float">
            <text:p>801.596</text:p>
          </table:table-cell>
          <table:table-cell office:value-type="float" office:value="527.862" calcext:value-type="float">
            <text:p>527.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3.811" calcext:value-type="float">
            <text:p>773.811</text:p>
          </table:table-cell>
          <table:table-cell office:value-type="float" office:value="451.345" calcext:value-type="float">
            <text:p>451.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39.224" calcext:value-type="float">
            <text:p>739.224</text:p>
          </table:table-cell>
          <table:table-cell office:value-type="float" office:value="454.137" calcext:value-type="float">
            <text:p>454.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9.683" calcext:value-type="float">
            <text:p>699.683</text:p>
          </table:table-cell>
          <table:table-cell office:value-type="float" office:value="840.153" calcext:value-type="float">
            <text:p>84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7.018" calcext:value-type="float">
            <text:p>1097.018</text:p>
          </table:table-cell>
          <table:table-cell office:value-type="float" office:value="1040.027" calcext:value-type="float">
            <text:p>1040.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54.306" calcext:value-type="float">
            <text:p>1554.306</text:p>
          </table:table-cell>
          <table:table-cell office:value-type="float" office:value="1273.035" calcext:value-type="float">
            <text:p>1273.0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70.651" calcext:value-type="float">
            <text:p>2070.651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14.742" calcext:value-type="float">
            <text:p>2814.742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76.245" calcext:value-type="float">
            <text:p>2776.245</text:p>
          </table:table-cell>
          <table:table-cell office:value-type="float" office:value="888.641" calcext:value-type="float">
            <text:p>888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40.294" calcext:value-type="float">
            <text:p>2540.294</text:p>
          </table:table-cell>
          <table:table-cell office:value-type="float" office:value="1071.737" calcext:value-type="float">
            <text:p>1071.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79.288" calcext:value-type="float">
            <text:p>2179.288</text:p>
          </table:table-cell>
          <table:table-cell office:value-type="float" office:value="1213.093" calcext:value-type="float">
            <text:p>1213.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83.697" calcext:value-type="float">
            <text:p>2083.697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23.791" calcext:value-type="float">
            <text:p>1923.791</text:p>
          </table:table-cell>
          <table:table-cell office:value-type="float" office:value="1253.408" calcext:value-type="float">
            <text:p>1253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88.957" calcext:value-type="float">
            <text:p>1888.957</text:p>
          </table:table-cell>
          <table:table-cell office:value-type="float" office:value="2005.453" calcext:value-type="float">
            <text:p>2005.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69.697" calcext:value-type="float">
            <text:p>2769.697</text:p>
          </table:table-cell>
          <table:table-cell office:value-type="float" office:value="1403.817" calcext:value-type="float">
            <text:p>1403.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65.302" calcext:value-type="float">
            <text:p>2465.302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03.839" calcext:value-type="float">
            <text:p>2403.839</text:p>
          </table:table-cell>
          <table:table-cell office:value-type="float" office:value="1264.659" calcext:value-type="float">
            <text:p>1264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60.109" calcext:value-type="float">
            <text:p>2160.109</text:p>
          </table:table-cell>
          <table:table-cell office:value-type="float" office:value="953.043" calcext:value-type="float">
            <text:p>953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0.757" calcext:value-type="float">
            <text:p>2200.757</text:p>
          </table:table-cell>
          <table:table-cell office:value-type="float" office:value="1524.869" calcext:value-type="float">
            <text:p>1524.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46.799" calcext:value-type="float">
            <text:p>2346.799</text:p>
          </table:table-cell>
          <table:table-cell office:value-type="float" office:value="1067.408" calcext:value-type="float">
            <text:p>1067.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48.151" calcext:value-type="float">
            <text:p>2248.151</text:p>
          </table:table-cell>
          <table:table-cell office:value-type="float" office:value="812.618" calcext:value-type="float">
            <text:p>812.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09.959" calcext:value-type="float">
            <text:p>2309.959</text:p>
          </table:table-cell>
          <table:table-cell office:value-type="float" office:value="999.131" calcext:value-type="float">
            <text:p>999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11.256" calcext:value-type="float">
            <text:p>2111.256</text:p>
          </table:table-cell>
          <table:table-cell office:value-type="float" office:value="1043.844" calcext:value-type="float">
            <text:p>1043.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96.442" calcext:value-type="float">
            <text:p>1896.442</text:p>
          </table:table-cell>
          <table:table-cell office:value-type="float" office:value="1931.111" calcext:value-type="float">
            <text:p>1931.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53.345" calcext:value-type="float">
            <text:p>2753.345</text:p>
          </table:table-cell>
          <table:table-cell office:value-type="float" office:value="2223.201" calcext:value-type="float">
            <text:p>2223.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49.076" calcext:value-type="float">
            <text:p>3549.076</text:p>
          </table:table-cell>
          <table:table-cell office:value-type="float" office:value="2605.508" calcext:value-type="float">
            <text:p>2605.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91.691" calcext:value-type="float">
            <text:p>4391.691</text:p>
          </table:table-cell>
          <table:table-cell office:value-type="float" office:value="3188.599" calcext:value-type="float">
            <text:p>3188.5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482.888" calcext:value-type="float">
            <text:p>5482.888</text:p>
          </table:table-cell>
          <table:table-cell office:value-type="float" office:value="3965.755" calcext:value-type="float">
            <text:p>3965.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24.74" calcext:value-type="float">
            <text:p>6924.74</text:p>
          </table:table-cell>
          <table:table-cell office:value-type="float" office:value="3524.994" calcext:value-type="float">
            <text:p>3524.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999.893" calcext:value-type="float">
            <text:p>6999.893</text:p>
          </table:table-cell>
          <table:table-cell office:value-type="float" office:value="2684.678" calcext:value-type="float">
            <text:p>2684.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067.588" calcext:value-type="float">
            <text:p>6067.588</text:p>
          </table:table-cell>
          <table:table-cell office:value-type="float" office:value="2082.92" calcext:value-type="float">
            <text:p>2082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83.052" calcext:value-type="float">
            <text:p>5783.052</text:p>
          </table:table-cell>
          <table:table-cell office:value-type="float" office:value="1672.4" calcext:value-type="float">
            <text:p>167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99.631" calcext:value-type="float">
            <text:p>5699.631</text:p>
          </table:table-cell>
          <table:table-cell office:value-type="float" office:value="1679.254" calcext:value-type="float">
            <text:p>1679.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395.867" calcext:value-type="float">
            <text:p>5395.867</text:p>
          </table:table-cell>
          <table:table-cell office:value-type="float" office:value="2686.806" calcext:value-type="float">
            <text:p>2686.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00.156" calcext:value-type="float">
            <text:p>5200.156</text:p>
          </table:table-cell>
          <table:table-cell office:value-type="float" office:value="1880.764" calcext:value-type="float">
            <text:p>1880.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15.185" calcext:value-type="float">
            <text:p>4815.185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94.602" calcext:value-type="float">
            <text:p>4294.602</text:p>
          </table:table-cell>
          <table:table-cell office:value-type="float" office:value="2600.306" calcext:value-type="float">
            <text:p>2600.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00.118" calcext:value-type="float">
            <text:p>4300.118</text:p>
          </table:table-cell>
          <table:table-cell office:value-type="float" office:value="2575.009" calcext:value-type="float">
            <text:p>2575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65.36" calcext:value-type="float">
            <text:p>4165.36</text:p>
          </table:table-cell>
          <table:table-cell office:value-type="float" office:value="1673.756" calcext:value-type="float">
            <text:p>1673.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21.324" calcext:value-type="float">
            <text:p>4221.324</text:p>
          </table:table-cell>
          <table:table-cell office:value-type="float" office:value="1478.303" calcext:value-type="float">
            <text:p>1478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240.17" calcext:value-type="float">
            <text:p>4240.17</text:p>
          </table:table-cell>
          <table:table-cell office:value-type="float" office:value="1590.563" calcext:value-type="float">
            <text:p>159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93.958" calcext:value-type="float">
            <text:p>3993.958</text:p>
          </table:table-cell>
          <table:table-cell office:value-type="float" office:value="2062.98" calcext:value-type="float">
            <text:p>2062.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71.486" calcext:value-type="float">
            <text:p>3671.486</text:p>
          </table:table-cell>
          <table:table-cell office:value-type="float" office:value="2558.378" calcext:value-type="float">
            <text:p>2558.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08.815" calcext:value-type="float">
            <text:p>4008.815</text:p>
          </table:table-cell>
          <table:table-cell office:value-type="float" office:value="1662.946" calcext:value-type="float">
            <text:p>1662.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56.079" calcext:value-type="float">
            <text:p>3856.079</text:p>
          </table:table-cell>
          <table:table-cell office:value-type="float" office:value="1535.916" calcext:value-type="float">
            <text:p>1535.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28.365" calcext:value-type="float">
            <text:p>3728.365</text:p>
          </table:table-cell>
          <table:table-cell office:value-type="float" office:value="1924.497" calcext:value-type="float">
            <text:p>1924.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26.735" calcext:value-type="float">
            <text:p>3326.735</text:p>
          </table:table-cell>
          <table:table-cell office:value-type="float" office:value="1692.828" calcext:value-type="float">
            <text:p>1692.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12.924" calcext:value-type="float">
            <text:p>3112.924</text:p>
          </table:table-cell>
          <table:table-cell office:value-type="float" office:value="1641.355" calcext:value-type="float">
            <text:p>1641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942.504" calcext:value-type="float">
            <text:p>2942.504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89.194" calcext:value-type="float">
            <text:p>2889.194</text:p>
          </table:table-cell>
          <table:table-cell office:value-type="float" office:value="1138.385" calcext:value-type="float">
            <text:p>1138.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24.249" calcext:value-type="float">
            <text:p>3024.249</text:p>
          </table:table-cell>
          <table:table-cell office:value-type="float" office:value="957.649" calcext:value-type="float">
            <text:p>957.6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117.901" calcext:value-type="float">
            <text:p>3117.901</text:p>
          </table:table-cell>
          <table:table-cell office:value-type="float" office:value="1032.632" calcext:value-type="float">
            <text:p>1032.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79.327" calcext:value-type="float">
            <text:p>2979.327</text:p>
          </table:table-cell>
          <table:table-cell office:value-type="float" office:value="931.742" calcext:value-type="float">
            <text:p>931.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55.38" calcext:value-type="float">
            <text:p>2855.38</text:p>
          </table:table-cell>
          <table:table-cell office:value-type="float" office:value="1490.787" calcext:value-type="float">
            <text:p>1490.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82.317" calcext:value-type="float">
            <text:p>2782.317</text:p>
          </table:table-cell>
          <table:table-cell office:value-type="float" office:value="1043.551" calcext:value-type="float">
            <text:p>1043.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93.797" calcext:value-type="float">
            <text:p>2593.797</text:p>
          </table:table-cell>
          <table:table-cell office:value-type="float" office:value="989.043" calcext:value-type="float">
            <text:p>989.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31.745" calcext:value-type="float">
            <text:p>2431.745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69.213" calcext:value-type="float">
            <text:p>2369.213</text:p>
          </table:table-cell>
          <table:table-cell office:value-type="float" office:value="1049.085" calcext:value-type="float">
            <text:p>1049.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74.058" calcext:value-type="float">
            <text:p>2074.058</text:p>
          </table:table-cell>
          <table:table-cell office:value-type="float" office:value="681.905" calcext:value-type="float">
            <text:p>681.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19.356" calcext:value-type="float">
            <text:p>2119.356</text:p>
          </table:table-cell>
          <table:table-cell office:value-type="float" office:value="791.733" calcext:value-type="float">
            <text:p>791.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72.626" calcext:value-type="float">
            <text:p>1972.626</text:p>
          </table:table-cell>
          <table:table-cell office:value-type="float" office:value="800.705" calcext:value-type="float">
            <text:p>80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09.557" calcext:value-type="float">
            <text:p>1809.557</text:p>
          </table:table-cell>
          <table:table-cell office:value-type="float" office:value="953.036" calcext:value-type="float">
            <text:p>953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50.326" calcext:value-type="float">
            <text:p>1650.326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9.159" calcext:value-type="float">
            <text:p>1599.159</text:p>
          </table:table-cell>
          <table:table-cell office:value-type="float" office:value="1037.107" calcext:value-type="float">
            <text:p>1037.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57.202" calcext:value-type="float">
            <text:p>1557.202</text:p>
          </table:table-cell>
          <table:table-cell office:value-type="float" office:value="1122.155" calcext:value-type="float">
            <text:p>1122.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07.403" calcext:value-type="float">
            <text:p>1607.403</text:p>
          </table:table-cell>
          <table:table-cell office:value-type="float" office:value="800.7" calcext:value-type="float">
            <text:p>80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07.957" calcext:value-type="float">
            <text:p>1607.957</text:p>
          </table:table-cell>
          <table:table-cell office:value-type="float" office:value="801.59" calcext:value-type="float">
            <text:p>801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57.149" calcext:value-type="float">
            <text:p>1557.149</text:p>
          </table:table-cell>
          <table:table-cell office:value-type="float" office:value="607.743" calcext:value-type="float">
            <text:p>607.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26.731" calcext:value-type="float">
            <text:p>1626.731</text:p>
          </table:table-cell>
          <table:table-cell office:value-type="float" office:value="395.033" calcext:value-type="float">
            <text:p>395.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61.715" calcext:value-type="float">
            <text:p>1761.715</text:p>
          </table:table-cell>
          <table:table-cell office:value-type="float" office:value="322.63" calcext:value-type="float">
            <text:p>322.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06.529" calcext:value-type="float">
            <text:p>1806.529</text:p>
          </table:table-cell>
          <table:table-cell office:value-type="float" office:value="396.642" calcext:value-type="float">
            <text:p>396.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83.484" calcext:value-type="float">
            <text:p>1683.484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63.114" calcext:value-type="float">
            <text:p>1563.114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4.475" calcext:value-type="float">
            <text:p>1444.475</text:p>
          </table:table-cell>
          <table:table-cell office:value-type="float" office:value="601.367" calcext:value-type="float">
            <text:p>601.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66.846" calcext:value-type="float">
            <text:p>1366.846</text:p>
          </table:table-cell>
          <table:table-cell office:value-type="float" office:value="588.455" calcext:value-type="float">
            <text:p>588.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59.199" calcext:value-type="float">
            <text:p>1259.199</text:p>
          </table:table-cell>
          <table:table-cell office:value-type="float" office:value="457.854" calcext:value-type="float">
            <text:p>457.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4.252" calcext:value-type="float">
            <text:p>1124.252</text:p>
          </table:table-cell>
          <table:table-cell office:value-type="float" office:value="520.752" calcext:value-type="float">
            <text:p>520.75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15:36:28.713000000</dc:date>
    <meta:editing-duration>PT14H22M18S</meta:editing-duration>
    <meta:editing-cycles>2</meta:editing-cycles>
    <meta:generator>LibreOffice/5.2.2.2$Windows_x86 LibreOffice_project/8f96e87c890bf8fa77463cd4b640a2312823f3ad</meta:generator>
    <meta:document-statistic meta:table-count="1" meta:cell-count="20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01cm" svg:height="11.591cm" xlink:href=".." xlink:type="simple" chart:class="chart:line" chart:style-name="ch1">
        <chart:title svg:x="11.526cm" svg:y="0.367cm" chart:style-name="ch2">
          <text:p>a,b = (0.25,0.25)</text:p>
        </chart:title>
        <chart:subtitle svg:x="10.269cm" svg:y="1.377cm" chart:style-name="ch3">
          <text:p>least retransmissions for steady b</text:p>
        </chart:subtitle>
        <chart:legend chart:legend-position="bottom" svg:x="10.581cm" svg:y="10.808cm" style:legend-expansion="wide" chart:style-name="ch4"/>
        <chart:plot-area chart:style-name="ch5" table:cell-range-address="set0_quadruples.A412:set0_quadruples.C511" chart:data-source-has-labels="both" svg:x="0.53cm" svg:y="2.291cm" svg:width="25.441cm" svg:height="7.305cm">
          <chartooo:coordinate-region svg:x="1.522cm" svg:y="2.412cm" svg:width="24.308cm" svg:height="6.182cm"/>
          <chart:axis chart:dimension="x" chart:name="primary-x" chart:style-name="ch6" chartooo:axis-type="auto">
            <chartooo:date-scale/>
            <chart:title svg:x="12.545cm" svg:y="9.827cm" chart:style-name="ch7">
              <text:p>samples</text:p>
            </chart:title>
            <chart:categories table:cell-range-address="set0_quadruples.A412:set0_quadruples.A511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et0_quadruples.B412:set0_quadruples.B511" loext:label-string="estimatertt" chart:class="chart:line">
            <chart:data-point chart:repeated="100"/>
          </chart:series>
          <chart:series chart:style-name="ch10" chart:values-cell-range-address="set0_quadruples.C412:set0_quadruples.C511" loext:label-string="samplertt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rtt</text:p>
              </table:table-cell>
              <table:table-cell office:value-type="string">
                <text:p>samplertt</text:p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set0_quadruples.A412:set0_quadruples.A511</svg:desc>
                </draw:g>
              </table:table-cell>
              <table:table-cell office:value-type="float" office:value="646.518">
                <text:p>646.518</text:p>
                <draw:g>
                  <svg:desc>set0_quadruples.B412:set0_quadruples.B511</svg:desc>
                </draw:g>
              </table:table-cell>
              <table:table-cell office:value-type="float" office:value="298.217">
                <text:p>298.217</text:p>
                <draw:g>
                  <svg:desc>set0_quadruples.C412:set0_quadruples.C511</svg:desc>
                </draw:g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81.631">
                <text:p>581.631</text:p>
              </table:table-cell>
              <table:table-cell office:value-type="float" office:value="477.147">
                <text:p>477.14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17.799">
                <text:p>717.799</text:p>
              </table:table-cell>
              <table:table-cell office:value-type="float" office:value="334.003">
                <text:p>334.0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43.278">
                <text:p>643.278</text:p>
              </table:table-cell>
              <table:table-cell office:value-type="float" office:value="402.623">
                <text:p>402.62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35.663">
                <text:p>635.663</text:p>
              </table:table-cell>
              <table:table-cell office:value-type="float" office:value="417.631">
                <text:p>417.6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35.576">
                <text:p>635.576</text:p>
              </table:table-cell>
              <table:table-cell office:value-type="float" office:value="337.555">
                <text:p>337.55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00.333">
                <text:p>600.333</text:p>
              </table:table-cell>
              <table:table-cell office:value-type="float" office:value="407.984">
                <text:p>407.98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93.227">
                <text:p>593.227</text:p>
              </table:table-cell>
              <table:table-cell office:value-type="float" office:value="391.646">
                <text:p>391.6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57.231">
                <text:p>557.231</text:p>
              </table:table-cell>
              <table:table-cell office:value-type="float" office:value="532.502">
                <text:p>532.5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02.705">
                <text:p>702.705</text:p>
              </table:table-cell>
              <table:table-cell office:value-type="float" office:value="589.444">
                <text:p>589.4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45.072">
                <text:p>845.072</text:p>
              </table:table-cell>
              <table:table-cell office:value-type="float" office:value="735.963">
                <text:p>735.96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92.325">
                <text:p>1092.325</text:p>
              </table:table-cell>
              <table:table-cell office:value-type="float" office:value="478.376">
                <text:p>478.37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90.527">
                <text:p>990.527</text:p>
              </table:table-cell>
              <table:table-cell office:value-type="float" office:value="613.758">
                <text:p>613.75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92.949">
                <text:p>992.949</text:p>
              </table:table-cell>
              <table:table-cell office:value-type="float" office:value="701.885">
                <text:p>701.88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80.772">
                <text:p>1080.772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01.21">
                <text:p>1301.21</text:p>
              </table:table-cell>
              <table:table-cell office:value-type="float" office:value="694.801">
                <text:p>694.8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93.91">
                <text:p>1193.91</text:p>
              </table:table-cell>
              <table:table-cell office:value-type="float" office:value="451.621">
                <text:p>451.62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218.29">
                <text:p>1218.29</text:p>
              </table:table-cell>
              <table:table-cell office:value-type="float" office:value="352.683">
                <text:p>352.68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258.293">
                <text:p>1258.293</text:p>
              </table:table-cell>
              <table:table-cell office:value-type="float" office:value="342.371">
                <text:p>342.3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31.928">
                <text:p>1231.928</text:p>
              </table:table-cell>
              <table:table-cell office:value-type="float" office:value="404.788">
                <text:p>404.78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14.686">
                <text:p>1114.686</text:p>
              </table:table-cell>
              <table:table-cell office:value-type="float" office:value="488.853">
                <text:p>488.85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975.133">
                <text:p>975.133</text:p>
              </table:table-cell>
              <table:table-cell office:value-type="float" office:value="520.675">
                <text:p>520.67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906.018">
                <text:p>906.018</text:p>
              </table:table-cell>
              <table:table-cell office:value-type="float" office:value="486.956">
                <text:p>486.9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01.596">
                <text:p>801.596</text:p>
              </table:table-cell>
              <table:table-cell office:value-type="float" office:value="527.862">
                <text:p>527.8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73.811">
                <text:p>773.811</text:p>
              </table:table-cell>
              <table:table-cell office:value-type="float" office:value="451.345">
                <text:p>451.34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39.224">
                <text:p>739.224</text:p>
              </table:table-cell>
              <table:table-cell office:value-type="float" office:value="454.137">
                <text:p>454.13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99.683">
                <text:p>699.683</text:p>
              </table:table-cell>
              <table:table-cell office:value-type="float" office:value="840.153">
                <text:p>840.1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97.018">
                <text:p>1097.018</text:p>
              </table:table-cell>
              <table:table-cell office:value-type="float" office:value="1040.027">
                <text:p>1040.02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54.306">
                <text:p>1554.306</text:p>
              </table:table-cell>
              <table:table-cell office:value-type="float" office:value="1273.035">
                <text:p>1273.0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70.651">
                <text:p>2070.651</text:p>
              </table:table-cell>
              <table:table-cell office:value-type="float" office:value="1675.834">
                <text:p>1675.83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814.742">
                <text:p>2814.742</text:p>
              </table:table-cell>
              <table:table-cell office:value-type="float" office:value="1367.14">
                <text:p>1367.1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776.245">
                <text:p>2776.245</text:p>
              </table:table-cell>
              <table:table-cell office:value-type="float" office:value="888.641">
                <text:p>888.64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540.294">
                <text:p>2540.294</text:p>
              </table:table-cell>
              <table:table-cell office:value-type="float" office:value="1071.737">
                <text:p>1071.7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179.288">
                <text:p>2179.288</text:p>
              </table:table-cell>
              <table:table-cell office:value-type="float" office:value="1213.093">
                <text:p>1213.0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083.697">
                <text:p>2083.697</text:p>
              </table:table-cell>
              <table:table-cell office:value-type="float" office:value="1171.714">
                <text:p>1171.7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923.791">
                <text:p>1923.791</text:p>
              </table:table-cell>
              <table:table-cell office:value-type="float" office:value="1253.408">
                <text:p>1253.40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888.957">
                <text:p>1888.957</text:p>
              </table:table-cell>
              <table:table-cell office:value-type="float" office:value="2005.453">
                <text:p>2005.45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769.697">
                <text:p>2769.697</text:p>
              </table:table-cell>
              <table:table-cell office:value-type="float" office:value="1403.817">
                <text:p>1403.8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465.302">
                <text:p>2465.302</text:p>
              </table:table-cell>
              <table:table-cell office:value-type="float" office:value="1094.861">
                <text:p>1094.8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03.839">
                <text:p>2403.839</text:p>
              </table:table-cell>
              <table:table-cell office:value-type="float" office:value="1264.659">
                <text:p>1264.65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160.109">
                <text:p>2160.109</text:p>
              </table:table-cell>
              <table:table-cell office:value-type="float" office:value="953.043">
                <text:p>953.0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200.757">
                <text:p>2200.757</text:p>
              </table:table-cell>
              <table:table-cell office:value-type="float" office:value="1524.869">
                <text:p>1524.86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346.799">
                <text:p>2346.799</text:p>
              </table:table-cell>
              <table:table-cell office:value-type="float" office:value="1067.408">
                <text:p>1067.4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248.151">
                <text:p>2248.151</text:p>
              </table:table-cell>
              <table:table-cell office:value-type="float" office:value="812.618">
                <text:p>812.61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309.959">
                <text:p>2309.959</text:p>
              </table:table-cell>
              <table:table-cell office:value-type="float" office:value="999.131">
                <text:p>999.13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111.256">
                <text:p>2111.256</text:p>
              </table:table-cell>
              <table:table-cell office:value-type="float" office:value="1043.844">
                <text:p>1043.84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896.442">
                <text:p>1896.442</text:p>
              </table:table-cell>
              <table:table-cell office:value-type="float" office:value="1931.111">
                <text:p>1931.11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753.345">
                <text:p>2753.345</text:p>
              </table:table-cell>
              <table:table-cell office:value-type="float" office:value="2223.201">
                <text:p>2223.20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549.076">
                <text:p>3549.076</text:p>
              </table:table-cell>
              <table:table-cell office:value-type="float" office:value="2605.508">
                <text:p>2605.5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391.691">
                <text:p>4391.691</text:p>
              </table:table-cell>
              <table:table-cell office:value-type="float" office:value="3188.599">
                <text:p>3188.5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482.888">
                <text:p>5482.888</text:p>
              </table:table-cell>
              <table:table-cell office:value-type="float" office:value="3965.755">
                <text:p>3965.75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6924.74">
                <text:p>6924.74</text:p>
              </table:table-cell>
              <table:table-cell office:value-type="float" office:value="3524.994">
                <text:p>3524.99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6999.893">
                <text:p>6999.893</text:p>
              </table:table-cell>
              <table:table-cell office:value-type="float" office:value="2684.678">
                <text:p>2684.67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067.588">
                <text:p>6067.588</text:p>
              </table:table-cell>
              <table:table-cell office:value-type="float" office:value="2082.92">
                <text:p>2082.9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783.052">
                <text:p>5783.052</text:p>
              </table:table-cell>
              <table:table-cell office:value-type="float" office:value="1672.4">
                <text:p>1672.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699.631">
                <text:p>5699.631</text:p>
              </table:table-cell>
              <table:table-cell office:value-type="float" office:value="1679.254">
                <text:p>1679.25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395.867">
                <text:p>5395.867</text:p>
              </table:table-cell>
              <table:table-cell office:value-type="float" office:value="2686.806">
                <text:p>2686.80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5200.156">
                <text:p>5200.156</text:p>
              </table:table-cell>
              <table:table-cell office:value-type="float" office:value="1880.764">
                <text:p>1880.76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815.185">
                <text:p>4815.185</text:p>
              </table:table-cell>
              <table:table-cell office:value-type="float" office:value="2041.61">
                <text:p>2041.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294.602">
                <text:p>4294.602</text:p>
              </table:table-cell>
              <table:table-cell office:value-type="float" office:value="2600.306">
                <text:p>2600.30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300.118">
                <text:p>4300.118</text:p>
              </table:table-cell>
              <table:table-cell office:value-type="float" office:value="2575.009">
                <text:p>2575.0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165.36">
                <text:p>4165.36</text:p>
              </table:table-cell>
              <table:table-cell office:value-type="float" office:value="1673.756">
                <text:p>1673.7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221.324">
                <text:p>4221.324</text:p>
              </table:table-cell>
              <table:table-cell office:value-type="float" office:value="1478.303">
                <text:p>1478.30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240.17">
                <text:p>4240.17</text:p>
              </table:table-cell>
              <table:table-cell office:value-type="float" office:value="1590.563">
                <text:p>1590.56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993.958">
                <text:p>3993.958</text:p>
              </table:table-cell>
              <table:table-cell office:value-type="float" office:value="2062.98">
                <text:p>2062.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671.486">
                <text:p>3671.486</text:p>
              </table:table-cell>
              <table:table-cell office:value-type="float" office:value="2558.378">
                <text:p>2558.37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008.815">
                <text:p>4008.815</text:p>
              </table:table-cell>
              <table:table-cell office:value-type="float" office:value="1662.946">
                <text:p>1662.94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856.079">
                <text:p>3856.079</text:p>
              </table:table-cell>
              <table:table-cell office:value-type="float" office:value="1535.916">
                <text:p>1535.9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728.365">
                <text:p>3728.365</text:p>
              </table:table-cell>
              <table:table-cell office:value-type="float" office:value="1924.497">
                <text:p>1924.4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326.735">
                <text:p>3326.735</text:p>
              </table:table-cell>
              <table:table-cell office:value-type="float" office:value="1692.828">
                <text:p>1692.82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112.924">
                <text:p>3112.924</text:p>
              </table:table-cell>
              <table:table-cell office:value-type="float" office:value="1641.355">
                <text:p>1641.35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942.504">
                <text:p>2942.504</text:p>
              </table:table-cell>
              <table:table-cell office:value-type="float" office:value="1476.19">
                <text:p>1476.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889.194">
                <text:p>2889.194</text:p>
              </table:table-cell>
              <table:table-cell office:value-type="float" office:value="1138.385">
                <text:p>1138.38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024.249">
                <text:p>3024.249</text:p>
              </table:table-cell>
              <table:table-cell office:value-type="float" office:value="957.649">
                <text:p>957.6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117.901">
                <text:p>3117.901</text:p>
              </table:table-cell>
              <table:table-cell office:value-type="float" office:value="1032.632">
                <text:p>1032.63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979.327">
                <text:p>2979.327</text:p>
              </table:table-cell>
              <table:table-cell office:value-type="float" office:value="931.742">
                <text:p>931.74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855.38">
                <text:p>2855.38</text:p>
              </table:table-cell>
              <table:table-cell office:value-type="float" office:value="1490.787">
                <text:p>1490.78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782.317">
                <text:p>2782.317</text:p>
              </table:table-cell>
              <table:table-cell office:value-type="float" office:value="1043.551">
                <text:p>1043.55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593.797">
                <text:p>2593.797</text:p>
              </table:table-cell>
              <table:table-cell office:value-type="float" office:value="989.043">
                <text:p>989.0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431.745">
                <text:p>2431.745</text:p>
              </table:table-cell>
              <table:table-cell office:value-type="float" office:value="830.655">
                <text:p>830.6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369.213">
                <text:p>2369.213</text:p>
              </table:table-cell>
              <table:table-cell office:value-type="float" office:value="1049.085">
                <text:p>1049.08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074.058">
                <text:p>2074.058</text:p>
              </table:table-cell>
              <table:table-cell office:value-type="float" office:value="681.905">
                <text:p>681.90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119.356">
                <text:p>2119.356</text:p>
              </table:table-cell>
              <table:table-cell office:value-type="float" office:value="791.733">
                <text:p>791.7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972.626">
                <text:p>1972.626</text:p>
              </table:table-cell>
              <table:table-cell office:value-type="float" office:value="800.705">
                <text:p>800.70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09.557">
                <text:p>1809.557</text:p>
              </table:table-cell>
              <table:table-cell office:value-type="float" office:value="953.036">
                <text:p>953.03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650.326">
                <text:p>1650.326</text:p>
              </table:table-cell>
              <table:table-cell office:value-type="float" office:value="1018.62">
                <text:p>1018.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599.159">
                <text:p>1599.159</text:p>
              </table:table-cell>
              <table:table-cell office:value-type="float" office:value="1037.107">
                <text:p>1037.10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557.202">
                <text:p>1557.202</text:p>
              </table:table-cell>
              <table:table-cell office:value-type="float" office:value="1122.155">
                <text:p>1122.15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607.403">
                <text:p>1607.403</text:p>
              </table:table-cell>
              <table:table-cell office:value-type="float" office:value="800.7">
                <text:p>800.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07.957">
                <text:p>1607.957</text:p>
              </table:table-cell>
              <table:table-cell office:value-type="float" office:value="801.59">
                <text:p>801.5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557.149">
                <text:p>1557.149</text:p>
              </table:table-cell>
              <table:table-cell office:value-type="float" office:value="607.743">
                <text:p>607.74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626.731">
                <text:p>1626.731</text:p>
              </table:table-cell>
              <table:table-cell office:value-type="float" office:value="395.033">
                <text:p>395.03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761.715">
                <text:p>1761.715</text:p>
              </table:table-cell>
              <table:table-cell office:value-type="float" office:value="322.63">
                <text:p>322.6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806.529">
                <text:p>1806.529</text:p>
              </table:table-cell>
              <table:table-cell office:value-type="float" office:value="396.642">
                <text:p>396.64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683.484">
                <text:p>1683.484</text:p>
              </table:table-cell>
              <table:table-cell office:value-type="float" office:value="357.616">
                <text:p>357.61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563.114">
                <text:p>1563.114</text:p>
              </table:table-cell>
              <table:table-cell office:value-type="float" office:value="325.063">
                <text:p>325.06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444.475">
                <text:p>1444.475</text:p>
              </table:table-cell>
              <table:table-cell office:value-type="float" office:value="601.367">
                <text:p>601.36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366.846">
                <text:p>1366.846</text:p>
              </table:table-cell>
              <table:table-cell office:value-type="float" office:value="588.455">
                <text:p>588.45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259.199">
                <text:p>1259.199</text:p>
              </table:table-cell>
              <table:table-cell office:value-type="float" office:value="457.854">
                <text:p>457.8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4.252">
                <text:p>1124.252</text:p>
              </table:table-cell>
              <table:table-cell office:value-type="float" office:value="520.752">
                <text:p>520.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84cm" svg:height="9.76cm" xlink:href=".." xlink:type="simple" chart:class="chart:line" chart:style-name="ch1">
        <chart:title svg:x="10.799cm" svg:y="0.331cm" chart:style-name="ch2">
          <text:p>a,b = (0.125,0.25)</text:p>
        </chart:title>
        <chart:subtitle svg:x="9.661cm" svg:y="1.305cm" chart:style-name="ch3">
          <text:p>least retransmissions for steady a</text:p>
        </chart:subtitle>
        <chart:legend chart:legend-position="bottom" svg:x="9.973cm" svg:y="8.977cm" style:legend-expansion="wide" chart:style-name="ch4"/>
        <chart:plot-area chart:style-name="ch5" table:cell-range-address="set0_quadruples.A106:set0_quadruples.C205" chart:data-source-has-labels="both" svg:x="0.505cm" svg:y="2.183cm" svg:width="24.274cm" svg:height="6.599cm">
          <chartooo:coordinate-region svg:x="1.497cm" svg:y="2.304cm" svg:width="23.142cm" svg:height="5.476cm"/>
          <chart:axis chart:dimension="x" chart:name="primary-x" chart:style-name="ch6" chartooo:axis-type="auto">
            <chartooo:date-scale/>
            <chart:categories table:cell-range-address="set0_quadruples.A106:set0_quadruples.A2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t0_quadruples.B106:set0_quadruples.B205" loext:label-string="estimatertt" chart:class="chart:line">
            <chart:data-point chart:repeated="100"/>
          </chart:series>
          <chart:series chart:style-name="ch9" chart:values-cell-range-address="set0_quadruples.C106:set0_quadruples.C205" loext:label-string="samplertt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rtt</text:p>
              </table:table-cell>
              <table:table-cell office:value-type="string">
                <text:p>samplertt</text:p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set0_quadruples.A106:set0_quadruples.A205</svg:desc>
                </draw:g>
              </table:table-cell>
              <table:table-cell office:value-type="float" office:value="963.892">
                <text:p>963.892</text:p>
                <draw:g>
                  <svg:desc>set0_quadruples.B106:set0_quadruples.B205</svg:desc>
                </draw:g>
              </table:table-cell>
              <table:table-cell office:value-type="float" office:value="298.217">
                <text:p>298.217</text:p>
                <draw:g>
                  <svg:desc>set0_quadruples.C106:set0_quadruples.C205</svg:desc>
                </draw:g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98.535">
                <text:p>898.535</text:p>
              </table:table-cell>
              <table:table-cell office:value-type="float" office:value="477.147">
                <text:p>477.14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80.976">
                <text:p>880.976</text:p>
              </table:table-cell>
              <table:table-cell office:value-type="float" office:value="334.003">
                <text:p>334.0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6.508">
                <text:p>806.508</text:p>
              </table:table-cell>
              <table:table-cell office:value-type="float" office:value="402.623">
                <text:p>402.62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23.195">
                <text:p>723.195</text:p>
              </table:table-cell>
              <table:table-cell office:value-type="float" office:value="417.631">
                <text:p>417.6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75.386">
                <text:p>675.386</text:p>
              </table:table-cell>
              <table:table-cell office:value-type="float" office:value="337.555">
                <text:p>337.55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48.854">
                <text:p>648.854</text:p>
              </table:table-cell>
              <table:table-cell office:value-type="float" office:value="407.984">
                <text:p>407.98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10.838">
                <text:p>610.838</text:p>
              </table:table-cell>
              <table:table-cell office:value-type="float" office:value="391.646">
                <text:p>391.6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61.171">
                <text:p>561.171</text:p>
              </table:table-cell>
              <table:table-cell office:value-type="float" office:value="532.502">
                <text:p>532.5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81.743">
                <text:p>681.743</text:p>
              </table:table-cell>
              <table:table-cell office:value-type="float" office:value="589.444">
                <text:p>589.4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20.264">
                <text:p>820.264</text:p>
              </table:table-cell>
              <table:table-cell office:value-type="float" office:value="735.963">
                <text:p>735.96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68.79">
                <text:p>1068.79</text:p>
              </table:table-cell>
              <table:table-cell office:value-type="float" office:value="478.376">
                <text:p>478.37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31.7">
                <text:p>931.7</text:p>
              </table:table-cell>
              <table:table-cell office:value-type="float" office:value="613.758">
                <text:p>613.75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79.873">
                <text:p>979.873</text:p>
              </table:table-cell>
              <table:table-cell office:value-type="float" office:value="701.885">
                <text:p>701.88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99.186">
                <text:p>1099.186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40.315">
                <text:p>1340.315</text:p>
              </table:table-cell>
              <table:table-cell office:value-type="float" office:value="694.801">
                <text:p>694.8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300.259">
                <text:p>1300.259</text:p>
              </table:table-cell>
              <table:table-cell office:value-type="float" office:value="451.621">
                <text:p>451.62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225.191">
                <text:p>1225.191</text:p>
              </table:table-cell>
              <table:table-cell office:value-type="float" office:value="352.683">
                <text:p>352.68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238.324">
                <text:p>1238.324</text:p>
              </table:table-cell>
              <table:table-cell office:value-type="float" office:value="342.371">
                <text:p>342.3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28.291">
                <text:p>1228.291</text:p>
              </table:table-cell>
              <table:table-cell office:value-type="float" office:value="404.788">
                <text:p>404.78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39.404">
                <text:p>1139.404</text:p>
              </table:table-cell>
              <table:table-cell office:value-type="float" office:value="488.853">
                <text:p>488.85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984.558">
                <text:p>984.558</text:p>
              </table:table-cell>
              <table:table-cell office:value-type="float" office:value="520.675">
                <text:p>520.67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91.126">
                <text:p>891.126</text:p>
              </table:table-cell>
              <table:table-cell office:value-type="float" office:value="486.956">
                <text:p>486.9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02.661">
                <text:p>802.661</text:p>
              </table:table-cell>
              <table:table-cell office:value-type="float" office:value="527.862">
                <text:p>527.8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61.196">
                <text:p>761.196</text:p>
              </table:table-cell>
              <table:table-cell office:value-type="float" office:value="451.345">
                <text:p>451.34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39.176">
                <text:p>739.176</text:p>
              </table:table-cell>
              <table:table-cell office:value-type="float" office:value="454.137">
                <text:p>454.13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13.291">
                <text:p>713.291</text:p>
              </table:table-cell>
              <table:table-cell office:value-type="float" office:value="840.153">
                <text:p>840.1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51.892">
                <text:p>1051.892</text:p>
              </table:table-cell>
              <table:table-cell office:value-type="float" office:value="1040.027">
                <text:p>1040.02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492.341">
                <text:p>1492.341</text:p>
              </table:table-cell>
              <table:table-cell office:value-type="float" office:value="1273.035">
                <text:p>1273.0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29.382">
                <text:p>2029.382</text:p>
              </table:table-cell>
              <table:table-cell office:value-type="float" office:value="1675.834">
                <text:p>1675.83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811.328">
                <text:p>2811.328</text:p>
              </table:table-cell>
              <table:table-cell office:value-type="float" office:value="1367.14">
                <text:p>1367.1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941.717">
                <text:p>2941.717</text:p>
              </table:table-cell>
              <table:table-cell office:value-type="float" office:value="888.641">
                <text:p>888.64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439.766">
                <text:p>2439.766</text:p>
              </table:table-cell>
              <table:table-cell office:value-type="float" office:value="1071.737">
                <text:p>1071.7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267.872">
                <text:p>2267.872</text:p>
              </table:table-cell>
              <table:table-cell office:value-type="float" office:value="1213.093">
                <text:p>1213.0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276.714">
                <text:p>2276.714</text:p>
              </table:table-cell>
              <table:table-cell office:value-type="float" office:value="1171.714">
                <text:p>1171.7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202.724">
                <text:p>2202.724</text:p>
              </table:table-cell>
              <table:table-cell office:value-type="float" office:value="1253.408">
                <text:p>1253.40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213.855">
                <text:p>2213.855</text:p>
              </table:table-cell>
              <table:table-cell office:value-type="float" office:value="2005.453">
                <text:p>2005.45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037.198">
                <text:p>3037.198</text:p>
              </table:table-cell>
              <table:table-cell office:value-type="float" office:value="1403.817">
                <text:p>1403.8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868.436">
                <text:p>2868.436</text:p>
              </table:table-cell>
              <table:table-cell office:value-type="float" office:value="1094.861">
                <text:p>1094.8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503.088">
                <text:p>2503.088</text:p>
              </table:table-cell>
              <table:table-cell office:value-type="float" office:value="1264.659">
                <text:p>1264.65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288.937">
                <text:p>2288.937</text:p>
              </table:table-cell>
              <table:table-cell office:value-type="float" office:value="953.043">
                <text:p>953.0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198.141">
                <text:p>2198.141</text:p>
              </table:table-cell>
              <table:table-cell office:value-type="float" office:value="1524.869">
                <text:p>1524.86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364.673">
                <text:p>2364.673</text:p>
              </table:table-cell>
              <table:table-cell office:value-type="float" office:value="1067.408">
                <text:p>1067.4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178.291">
                <text:p>2178.291</text:p>
              </table:table-cell>
              <table:table-cell office:value-type="float" office:value="812.618">
                <text:p>812.61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244.204">
                <text:p>2244.204</text:p>
              </table:table-cell>
              <table:table-cell office:value-type="float" office:value="999.131">
                <text:p>999.13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079.524">
                <text:p>2079.524</text:p>
              </table:table-cell>
              <table:table-cell office:value-type="float" office:value="1043.844">
                <text:p>1043.84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898.565">
                <text:p>1898.565</text:p>
              </table:table-cell>
              <table:table-cell office:value-type="float" office:value="1931.111">
                <text:p>1931.11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630.002">
                <text:p>2630.002</text:p>
              </table:table-cell>
              <table:table-cell office:value-type="float" office:value="2223.201">
                <text:p>2223.20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416.77">
                <text:p>3416.77</text:p>
              </table:table-cell>
              <table:table-cell office:value-type="float" office:value="2605.508">
                <text:p>2605.5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325.881">
                <text:p>4325.881</text:p>
              </table:table-cell>
              <table:table-cell office:value-type="float" office:value="3188.599">
                <text:p>3188.5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524.702">
                <text:p>5524.702</text:p>
              </table:table-cell>
              <table:table-cell office:value-type="float" office:value="3965.755">
                <text:p>3965.75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7112.723">
                <text:p>7112.723</text:p>
              </table:table-cell>
              <table:table-cell office:value-type="float" office:value="3524.994">
                <text:p>3524.99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7560.664">
                <text:p>7560.664</text:p>
              </table:table-cell>
              <table:table-cell office:value-type="float" office:value="2684.678">
                <text:p>2684.67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783.158">
                <text:p>6783.158</text:p>
              </table:table-cell>
              <table:table-cell office:value-type="float" office:value="2082.92">
                <text:p>2082.9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788.4">
                <text:p>5788.4</text:p>
              </table:table-cell>
              <table:table-cell office:value-type="float" office:value="1672.4">
                <text:p>1672.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379">
                <text:p>5379</text:p>
              </table:table-cell>
              <table:table-cell office:value-type="float" office:value="1679.254">
                <text:p>1679.25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988.506">
                <text:p>4988.506</text:p>
              </table:table-cell>
              <table:table-cell office:value-type="float" office:value="2686.806">
                <text:p>2686.80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930.97">
                <text:p>4930.97</text:p>
              </table:table-cell>
              <table:table-cell office:value-type="float" office:value="1880.764">
                <text:p>1880.76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492.587">
                <text:p>4492.587</text:p>
              </table:table-cell>
              <table:table-cell office:value-type="float" office:value="2041.61">
                <text:p>2041.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982.54">
                <text:p>3982.54</text:p>
              </table:table-cell>
              <table:table-cell office:value-type="float" office:value="2600.306">
                <text:p>2600.30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055.953">
                <text:p>4055.953</text:p>
              </table:table-cell>
              <table:table-cell office:value-type="float" office:value="2575.009">
                <text:p>2575.0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030.182">
                <text:p>4030.182</text:p>
              </table:table-cell>
              <table:table-cell office:value-type="float" office:value="1673.756">
                <text:p>1673.7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067.463">
                <text:p>4067.463</text:p>
              </table:table-cell>
              <table:table-cell office:value-type="float" office:value="1478.303">
                <text:p>1478.30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88.149">
                <text:p>4188.149</text:p>
              </table:table-cell>
              <table:table-cell office:value-type="float" office:value="1590.563">
                <text:p>1590.56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084.437">
                <text:p>4084.437</text:p>
              </table:table-cell>
              <table:table-cell office:value-type="float" office:value="2062.98">
                <text:p>2062.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621.068">
                <text:p>3621.068</text:p>
              </table:table-cell>
              <table:table-cell office:value-type="float" office:value="2558.378">
                <text:p>2558.37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3825.614">
                <text:p>3825.614</text:p>
              </table:table-cell>
              <table:table-cell office:value-type="float" office:value="1662.946">
                <text:p>1662.94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763.31">
                <text:p>3763.31</text:p>
              </table:table-cell>
              <table:table-cell office:value-type="float" office:value="1535.916">
                <text:p>1535.9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767.94">
                <text:p>3767.94</text:p>
              </table:table-cell>
              <table:table-cell office:value-type="float" office:value="1924.497">
                <text:p>1924.4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361.217">
                <text:p>3361.217</text:p>
              </table:table-cell>
              <table:table-cell office:value-type="float" office:value="1692.828">
                <text:p>1692.82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252.119">
                <text:p>3252.119</text:p>
              </table:table-cell>
              <table:table-cell office:value-type="float" office:value="1641.355">
                <text:p>1641.35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176.837">
                <text:p>3176.837</text:p>
              </table:table-cell>
              <table:table-cell office:value-type="float" office:value="1476.19">
                <text:p>1476.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223.968">
                <text:p>3223.968</text:p>
              </table:table-cell>
              <table:table-cell office:value-type="float" office:value="1138.385">
                <text:p>1138.38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495.857">
                <text:p>3495.857</text:p>
              </table:table-cell>
              <table:table-cell office:value-type="float" office:value="957.649">
                <text:p>957.6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758.76">
                <text:p>3758.76</text:p>
              </table:table-cell>
              <table:table-cell office:value-type="float" office:value="1032.632">
                <text:p>1032.63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3778.144">
                <text:p>3778.144</text:p>
              </table:table-cell>
              <table:table-cell office:value-type="float" office:value="931.742">
                <text:p>931.74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3793.344">
                <text:p>3793.344</text:p>
              </table:table-cell>
              <table:table-cell office:value-type="float" office:value="1490.787">
                <text:p>1490.78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224.731">
                <text:p>3224.731</text:p>
              </table:table-cell>
              <table:table-cell office:value-type="float" office:value="1043.551">
                <text:p>1043.55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188.723">
                <text:p>3188.723</text:p>
              </table:table-cell>
              <table:table-cell office:value-type="float" office:value="989.043">
                <text:p>989.0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45.751">
                <text:p>3145.751</text:p>
              </table:table-cell>
              <table:table-cell office:value-type="float" office:value="830.655">
                <text:p>830.6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3188.742">
                <text:p>3188.742</text:p>
              </table:table-cell>
              <table:table-cell office:value-type="float" office:value="1049.085">
                <text:p>1049.08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952.136">
                <text:p>2952.136</text:p>
              </table:table-cell>
              <table:table-cell office:value-type="float" office:value="681.905">
                <text:p>681.90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058.676">
                <text:p>3058.676</text:p>
              </table:table-cell>
              <table:table-cell office:value-type="float" office:value="791.733">
                <text:p>791.7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958.219">
                <text:p>2958.219</text:p>
              </table:table-cell>
              <table:table-cell office:value-type="float" office:value="800.705">
                <text:p>800.70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816.74">
                <text:p>2816.74</text:p>
              </table:table-cell>
              <table:table-cell office:value-type="float" office:value="953.036">
                <text:p>953.03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527.604">
                <text:p>2527.604</text:p>
              </table:table-cell>
              <table:table-cell office:value-type="float" office:value="1018.62">
                <text:p>1018.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231.266">
                <text:p>2231.266</text:p>
              </table:table-cell>
              <table:table-cell office:value-type="float" office:value="1037.107">
                <text:p>1037.10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982.723">
                <text:p>1982.723</text:p>
              </table:table-cell>
              <table:table-cell office:value-type="float" office:value="1122.155">
                <text:p>1122.15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807.973">
                <text:p>1807.973</text:p>
              </table:table-cell>
              <table:table-cell office:value-type="float" office:value="800.7">
                <text:p>800.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72.352">
                <text:p>1872.352</text:p>
              </table:table-cell>
              <table:table-cell office:value-type="float" office:value="801.59">
                <text:p>801.5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880.334">
                <text:p>1880.334</text:p>
              </table:table-cell>
              <table:table-cell office:value-type="float" office:value="607.743">
                <text:p>607.74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021.478">
                <text:p>2021.478</text:p>
              </table:table-cell>
              <table:table-cell office:value-type="float" office:value="395.033">
                <text:p>395.03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256.048">
                <text:p>2256.048</text:p>
              </table:table-cell>
              <table:table-cell office:value-type="float" office:value="322.63">
                <text:p>322.6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415.177">
                <text:p>2415.177</text:p>
              </table:table-cell>
              <table:table-cell office:value-type="float" office:value="396.642">
                <text:p>396.64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389.457">
                <text:p>2389.457</text:p>
              </table:table-cell>
              <table:table-cell office:value-type="float" office:value="357.616">
                <text:p>357.61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344.45">
                <text:p>2344.45</text:p>
              </table:table-cell>
              <table:table-cell office:value-type="float" office:value="325.063">
                <text:p>325.06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281.308">
                <text:p>2281.308</text:p>
              </table:table-cell>
              <table:table-cell office:value-type="float" office:value="601.367">
                <text:p>601.36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36.974">
                <text:p>1936.974</text:p>
              </table:table-cell>
              <table:table-cell office:value-type="float" office:value="588.455">
                <text:p>588.45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680.565">
                <text:p>1680.565</text:p>
              </table:table-cell>
              <table:table-cell office:value-type="float" office:value="457.854">
                <text:p>457.8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92.444">
                <text:p>1592.444</text:p>
              </table:table-cell>
              <table:table-cell office:value-type="float" office:value="520.752">
                <text:p>520.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